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Standard">
      <style:paragraph-properties fo:margin-top="0in" fo:margin-bottom="0in"/>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Text_20_body" style:list-style-name="L1">
      <style:paragraph-properties fo:margin-top="0in" fo:margin-bottom="0in"/>
    </style:style>
    <style:style style:name="P17" style:family="paragraph" style:parent-style-name="Text_20_body" style:list-style-name="L2">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4">
      <style:paragraph-properties fo:margin-top="0in" fo:margin-bottom="0in"/>
    </style:style>
    <style:style style:name="P20" style:family="paragraph" style:parent-style-name="Text_20_body" style:list-style-name="L5">
      <style:paragraph-properties fo:margin-top="0in" fo:margin-bottom="0in"/>
    </style:style>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text-position="super 58%"/>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9810048" text:id="ct529810048">
          <text:deletion>
            <office:change-info>
              <dc:creator>Bob Jacobsen</dc:creator>
              <dc:date>2012-06-15T11:20:00</dc:date>
            </office:change-info>
            <text:p text:style-name="P1">two</text:p>
          </text:deletion>
        </text:changed-region>
        <text:changed-region xml:id="ct529810192" text:id="ct529810192">
          <text:insertion>
            <office:change-info>
              <dc:creator>Bob Jacobsen</dc:creator>
              <dc:date>2012-06-15T11:20:00</dc:date>
            </office:change-info>
          </text:insertion>
        </text:changed-region>
        <text:changed-region xml:id="ct529554832" text:id="ct529554832">
          <text:insertion>
            <office:change-info>
              <dc:creator>Bob Jacobsen</dc:creator>
              <dc:date>2012-06-15T11:20:00</dc:date>
            </office:change-info>
          </text:insertion>
        </text:changed-region>
        <text:changed-region xml:id="ct529565152" text:id="ct529565152">
          <text:insertion>
            <office:change-info>
              <dc:creator>Bob Jacobsen</dc:creator>
              <dc:date>2012-06-15T11:20:00</dc:date>
            </office:change-info>
          </text:insertion>
        </text:changed-region>
        <text:changed-region xml:id="ct529554928" text:id="ct529554928">
          <text:insertion>
            <office:change-info>
              <dc:creator>Bob Jacobsen</dc:creator>
              <dc:date>2012-06-15T11:21:00</dc:date>
            </office:change-info>
          </text:insertion>
        </text:changed-region>
        <text:changed-region xml:id="ct529564896" text:id="ct529564896">
          <text:insertion>
            <office:change-info>
              <dc:creator>Bob Jacobsen</dc:creator>
              <dc:date>2012-06-15T11:22:00</dc:date>
            </office:change-info>
          </text:insertion>
        </text:changed-region>
        <text:changed-region xml:id="ct529555024" text:id="ct529555024">
          <text:insertion>
            <office:change-info>
              <dc:creator>Bob Jacobsen</dc:creator>
              <dc:date>2012-06-15T11:23:00</dc:date>
            </office:change-info>
          </text:insertion>
        </text:changed-region>
        <text:changed-region xml:id="ct529548160" text:id="ct529548160">
          <text:deletion>
            <office:change-info>
              <dc:creator>Bob Jacobsen</dc:creator>
              <dc:date>2012-06-15T11:22:00</dc:date>
            </office:change-info>
            <text:p text:style-name="P1">, perhaps in addition to use of the Memory Configuration Protocol</text:p>
          </text:deletion>
        </text:changed-region>
        <text:changed-region xml:id="ct529564704" text:id="ct529564704">
          <text:insertion>
            <office:change-info>
              <dc:creator>Bob Jacobsen</dc:creator>
              <dc:date>2012-06-15T11:35:00</dc:date>
            </office:change-info>
          </text:insertion>
        </text:changed-region>
        <text:changed-region xml:id="ct529555184" text:id="ct529555184">
          <text:deletion>
            <office:change-info>
              <dc:creator>Bob Jacobsen</dc:creator>
              <dc:date>2012-06-15T11:35:00</dc:date>
            </office:change-info>
            <text:p text:style-name="P1">special</text:p>
          </text:deletion>
        </text:changed-region>
        <text:changed-region xml:id="ct529555280" text:id="ct529555280">
          <text:insertion>
            <office:change-info>
              <dc:creator>Bob Jacobsen</dc:creator>
              <dc:date>2012-06-15T11:35:00</dc:date>
            </office:change-info>
          </text:insertion>
        </text:changed-region>
        <text:changed-region xml:id="ct529876688" text:id="ct529876688">
          <text:deletion>
            <office:change-info>
              <dc:creator>Bob Jacobsen</dc:creator>
              <dc:date>2012-06-15T11:22:00</dc:date>
            </office:change-info>
            <text:p text:style-name="P1">.</text:p>
          </text:deletion>
        </text:changed-region>
        <text:changed-region xml:id="ct529876816" text:id="ct529876816">
          <text:insertion>
            <office:change-info>
              <dc:creator>Bob Jacobsen</dc:creator>
              <dc:date>2012-06-15T11:22:00</dc:date>
            </office:change-info>
          </text:insertion>
        </text:changed-region>
        <text:changed-region xml:id="ct529555376" text:id="ct529555376">
          <text:insertion>
            <office:change-info>
              <dc:creator>Bob Jacobsen</dc:creator>
              <dc:date>2012-06-15T11:23:00</dc:date>
            </office:change-info>
          </text:insertion>
        </text:changed-region>
        <text:changed-region xml:id="ct529532896" text:id="ct529532896">
          <text:insertion>
            <office:change-info>
              <dc:creator>Bob Jacobsen</dc:creator>
              <dc:date>2012-06-15T11:50:00</dc:date>
            </office:change-info>
          </text:insertion>
        </text:changed-region>
        <text:changed-region xml:id="ct529532992" text:id="ct529532992">
          <text:insertion>
            <office:change-info>
              <dc:creator>Bob Jacobsen</dc:creator>
              <dc:date>2012-06-15T11:51:00</dc:date>
            </office:change-info>
          </text:insertion>
        </text:changed-region>
        <text:changed-region xml:id="ct529531552" text:id="ct529531552">
          <text:insertion>
            <office:change-info>
              <dc:creator>Bob Jacobsen</dc:creator>
              <dc:date>2012-07-08T23:05:00</dc:date>
            </office:change-info>
          </text:insertion>
        </text:changed-region>
        <text:changed-region xml:id="ct529531776" text:id="ct529531776">
          <text:insertion>
            <office:change-info>
              <dc:creator>Bob Jacobsen</dc:creator>
              <dc:date>2012-07-08T23:06:00</dc:date>
            </office:change-info>
          </text:insertion>
        </text:changed-region>
        <text:changed-region xml:id="ct529532128" text:id="ct529532128">
          <text:deletion>
            <office:change-info>
              <dc:creator>Bob Jacobsen</dc:creator>
              <dc:date>2012-06-15T11:46:00</dc:date>
            </office:change-info>
            <text:p text:style-name="Standard"><text:s/></text:p>
            <text:p text:style-name="Standard"/>
          </text:deletion>
        </text:changed-region>
        <text:changed-region xml:id="ct529531984" text:id="ct529531984">
          <text:insertion>
            <office:change-info>
              <dc:creator>Bob Jacobsen</dc:creator>
              <dc:date>2012-06-15T11:46:00</dc:date>
            </office:change-info>
          </text:insertion>
        </text:changed-region>
        <text:changed-region xml:id="ct529533696" text:id="ct529533696">
          <text:insertion>
            <office:change-info>
              <dc:creator>Bob Jacobsen</dc:creator>
              <dc:date>2012-07-08T21:07:00</dc:date>
            </office:change-info>
          </text:insertion>
        </text:changed-region>
        <text:changed-region xml:id="ct529534032" text:id="ct529534032">
          <text:insertion>
            <office:change-info>
              <dc:creator>Bob Jacobsen</dc:creator>
              <dc:date>2012-07-08T21:08:00</dc:date>
            </office:change-info>
          </text:insertion>
        </text:changed-region>
        <text:changed-region xml:id="ct529536384" text:id="ct529536384">
          <text:insertion>
            <office:change-info>
              <dc:creator>Bob Jacobsen</dc:creator>
              <dc:date>2012-07-08T23:00:00</dc:date>
            </office:change-info>
          </text:insertion>
        </text:changed-region>
        <text:changed-region xml:id="ct529535424" text:id="ct529535424">
          <text:insertion>
            <office:change-info>
              <dc:creator>Bob Jacobsen</dc:creator>
              <dc:date>2012-07-08T21:27:00</dc:date>
            </office:change-info>
          </text:insertion>
        </text:changed-region>
        <text:changed-region xml:id="ct529535568" text:id="ct529535568">
          <text:insertion>
            <office:change-info>
              <dc:creator>Bob Jacobsen</dc:creator>
              <dc:date>2012-07-08T21:20:00</dc:date>
            </office:change-info>
          </text:insertion>
        </text:changed-region>
        <text:changed-region xml:id="ct529535984" text:id="ct529535984">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529847216" text:id="ct529847216">
          <text:insertion>
            <office:change-info>
              <dc:creator>Bob Jacobsen</dc:creator>
              <dc:date>2012-06-15T11:25:00</dc:date>
            </office:change-info>
          </text:insertion>
        </text:changed-region>
        <text:changed-region xml:id="ct529536592" text:id="ct529536592">
          <text:insertion>
            <office:change-info>
              <dc:creator>Bob Jacobsen</dc:creator>
              <dc:date>2012-06-15T11:25:00</dc:date>
            </office:change-info>
          </text:insertion>
        </text:changed-region>
        <text:changed-region xml:id="ct529536960" text:id="ct529536960">
          <text:insertion>
            <office:change-info>
              <dc:creator>Bob Jacobsen</dc:creator>
              <dc:date>2012-06-15T11:38:00</dc:date>
            </office:change-info>
          </text:insertion>
        </text:changed-region>
        <text:changed-region xml:id="ct529537056" text:id="ct529537056">
          <text:deletion>
            <office:change-info>
              <dc:creator>Bob Jacobsen</dc:creator>
              <dc:date>2012-06-15T11:38:00</dc:date>
            </office:change-info>
            <text:p text:style-name="P1">*) Node version? (Covers hardware and software versions)</text:p>
            <text:p text:style-name="P1"/>
          </text:deletion>
        </text:changed-region>
        <text:changed-region xml:id="ct529537216" text:id="ct529537216">
          <text:insertion>
            <office:change-info>
              <dc:creator>Bob Jacobsen</dc:creator>
              <dc:date>2012-07-12T23:33:00</dc:date>
            </office:change-info>
          </text:insertion>
        </text:changed-region>
        <text:changed-region xml:id="ct529537360" text:id="ct529537360">
          <text:deletion>
            <office:change-info>
              <dc:creator>Bob Jacobsen</dc:creator>
              <dc:date>2012-06-15T11:26:00</dc:date>
            </office:change-info>
            <text:p text:style-name="P1">Location </text:p>
          </text:deletion>
        </text:changed-region>
        <text:changed-region xml:id="ct529537504" text:id="ct529537504">
          <text:insertion>
            <office:change-info>
              <dc:creator>Bob Jacobsen</dc:creator>
              <dc:date>2012-06-15T11:26:00</dc:date>
            </office:change-info>
          </text:insertion>
        </text:changed-region>
        <text:changed-region xml:id="ct529537600" text:id="ct529537600">
          <text:deletion>
            <office:change-info>
              <dc:creator>Bob Jacobsen</dc:creator>
              <dc:date>2012-06-15T11:26:00</dc:date>
            </office:change-info>
            <text:p text:style-name="P1">(or a more general comment field? Or both?) </text:p>
          </text:deletion>
        </text:changed-region>
        <text:changed-region xml:id="ct529537696" text:id="ct529537696">
          <text:deletion>
            <office:change-info>
              <dc:creator>Bob Jacobsen</dc:creator>
              <dc:date>2012-07-08T22:56:00</dc:date>
            </office:change-info>
            <text:p text:style-name="P1">It would be nice to </text:p>
          </text:deletion>
        </text:changed-region>
        <text:changed-region xml:id="ct529537792" text:id="ct529537792">
          <text:insertion>
            <office:change-info>
              <dc:creator>Bob Jacobsen</dc:creator>
              <dc:date>2012-07-08T22:56:00</dc:date>
            </office:change-info>
          </text:insertion>
        </text:changed-region>
        <text:changed-region xml:id="ct529843040" text:id="ct529843040">
          <text:insertion>
            <office:change-info>
              <dc:creator>Bob Jacobsen</dc:creator>
              <dc:date>2012-06-15T12:20:00</dc:date>
            </office:change-info>
          </text:insertion>
        </text:changed-region>
        <text:changed-region xml:id="ct529537888" text:id="ct529537888">
          <text:deletion>
            <office:change-info>
              <dc:creator>Bob Jacobsen</dc:creator>
              <dc:date>2012-06-15T12:10:00</dc:date>
            </office:change-info>
            <text:p text:style-name="P1">originally, but now less based on extended CAN </text:p>
          </text:deletion>
        </text:changed-region>
        <text:changed-region xml:id="ct529839504" text:id="ct529839504">
          <text:insertion>
            <office:change-info>
              <dc:creator>Bob Jacobsen</dc:creator>
              <dc:date>2012-07-08T22:57:00</dc:date>
            </office:change-info>
          </text:insertion>
        </text:changed-region>
        <text:changed-region xml:id="ct529538032" text:id="ct529538032">
          <text:deletion>
            <office:change-info>
              <dc:creator>Bob Jacobsen</dc:creator>
              <dc:date>2012-06-15T11:26:00</dc:date>
            </office:change-info>
            <text:p text:style-name="P1">Proposed content:</text:p>
          </text:deletion>
        </text:changed-region>
        <text:changed-region xml:id="ct529538176" text:id="ct529538176">
          <text:insertion>
            <office:change-info>
              <dc:creator>Bob Jacobsen</dc:creator>
              <dc:date>2012-06-15T11:26:00</dc:date>
            </office:change-info>
          </text:insertion>
        </text:changed-region>
        <text:changed-region xml:id="ct529538512" text:id="ct529538512">
          <text:deletion>
            <office:change-info>
              <dc:creator>Bob Jacobsen</dc:creator>
              <dc:date>2012-06-15T11:27:00</dc:date>
            </office:change-info>
            <text:p text:style-name="P1">.</text:p>
          </text:deletion>
        </text:changed-region>
        <text:changed-region xml:id="ct529538608" text:id="ct529538608">
          <text:insertion>
            <office:change-info>
              <dc:creator>Bob Jacobsen</dc:creator>
              <dc:date>2012-06-15T11:27:00</dc:date>
            </office:change-info>
          </text:insertion>
        </text:changed-region>
        <text:changed-region xml:id="ct529538704" text:id="ct529538704">
          <text:deletion>
            <office:change-info>
              <dc:creator>Bob Jacobsen</dc:creator>
              <dc:date>2012-07-08T22:58:00</dc:date>
            </office:change-info>
            <text:p text:style-name="P1">(C</text:p>
          </text:deletion>
        </text:changed-region>
        <text:changed-region xml:id="ct529538800" text:id="ct529538800">
          <text:insertion>
            <office:change-info>
              <dc:creator>Bob Jacobsen</dc:creator>
              <dc:date>2012-07-08T22:58:00</dc:date>
            </office:change-info>
          </text:insertion>
        </text:changed-region>
        <text:changed-region xml:id="ct529830480" text:id="ct529830480">
          <text:deletion>
            <office:change-info>
              <dc:creator>Bob Jacobsen</dc:creator>
              <dc:date>2012-07-08T22:58:00</dc:date>
            </office:change-info>
            <text:p text:style-name="P1">)</text:p>
          </text:deletion>
        </text:changed-region>
        <text:changed-region xml:id="ct529839904" text:id="ct529839904">
          <text:deletion>
            <office:change-info>
              <dc:creator>Bob Jacobsen</dc:creator>
              <dc:date>2012-06-15T11:27:00</dc:date>
            </office:change-info>
            <text:p text:style-name="P1"/>
            <text:p text:style-name="P1">(String means zero terminated)</text:p>
          </text:deletion>
        </text:changed-region>
        <text:changed-region xml:id="ct529538896" text:id="ct529538896">
          <text:insertion>
            <office:change-info>
              <dc:creator>Bob Jacobsen</dc:creator>
              <dc:date>2012-07-08T22:58:00</dc:date>
            </office:change-info>
          </text:insertion>
        </text:changed-region>
        <text:changed-region xml:id="ct529539040" text:id="ct529539040">
          <text:insertion>
            <office:change-info>
              <dc:creator>Bob Jacobsen</dc:creator>
              <dc:date>2012-07-08T21:28:00</dc:date>
            </office:change-info>
          </text:insertion>
        </text:changed-region>
        <text:changed-region xml:id="ct529539424" text:id="ct529539424">
          <text:insertion>
            <office:change-info>
              <dc:creator>Bob Jacobsen</dc:creator>
              <dc:date>2012-07-08T21:29:00</dc:date>
            </office:change-info>
          </text:insertion>
        </text:changed-region>
        <text:changed-region xml:id="ct529539136" text:id="ct529539136">
          <text:insertion>
            <office:change-info>
              <dc:creator>Bob Jacobsen</dc:creator>
              <dc:date>2012-07-08T21:30:00</dc:date>
            </office:change-info>
          </text:insertion>
        </text:changed-region>
        <text:changed-region xml:id="ct529830688" text:id="ct529830688">
          <text:deletion>
            <office:change-info>
              <dc:creator>Bob Jacobsen</dc:creator>
              <dc:date>2012-07-08T22:59:00</dc:date>
            </office:change-info>
            <text:p text:style-name="P1"/>
            <text:p text:style-name="P1">Could get in e.g. 30 character manufacturer, 16 character node type, 8 character version into single datagram. (This is just fixed data in memory)</text:p>
            <text:p text:style-name="P1"/>
          </text:deletion>
        </text:changed-region>
        <text:changed-region xml:id="ct529539600" text:id="ct529539600">
          <text:deletion>
            <office:change-info>
              <dc:creator>Bob Jacobsen</dc:creator>
              <dc:date>2012-06-15T11:42:00</dc:date>
            </office:change-info>
            <text:p text:style-name="P1">D</text:p>
          </text:deletion>
        </text:changed-region>
        <text:changed-region xml:id="ct529539696" text:id="ct529539696">
          <text:insertion>
            <office:change-info>
              <dc:creator>Bob Jacobsen</dc:creator>
              <dc:date>2012-06-15T11:35:00</dc:date>
            </office:change-info>
          </text:insertion>
        </text:changed-region>
        <text:changed-region xml:id="ct528016544" text:id="ct528016544">
          <text:insertion>
            <office:change-info>
              <dc:creator>Bob Jacobsen</dc:creator>
              <dc:date>2012-06-15T11:48:00</dc:date>
            </office:change-info>
          </text:insertion>
        </text:changed-region>
        <text:changed-region xml:id="ct528071376" text:id="ct528071376">
          <text:deletion>
            <office:change-info>
              <dc:creator>Bob Jacobsen</dc:creator>
              <dc:date>2012-06-15T11:45:00</dc:date>
            </office:change-info>
            <text:h text:style-name="Heading_20_2" text:outline-level="2">Simple Node Identification Information</text:h>
          </text:deletion>
        </text:changed-region>
        <text:changed-region xml:id="ct529831616" text:id="ct529831616">
          <text:insertion>
            <office:change-info>
              <dc:creator>Bob Jacobsen</dc:creator>
              <dc:date>2012-06-15T11:45:00</dc:date>
            </office:change-info>
          </text:insertion>
        </text:changed-region>
        <text:changed-region xml:id="ct528015920" text:id="ct528015920">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528014288" text:id="ct528014288">
          <text:deletion>
            <office:change-info>
              <dc:creator>Bob Jacobsen</dc:creator>
              <dc:date>2012-06-15T11:42:00</dc:date>
            </office:change-info>
            <text:p text:style-name="P1">this particular area </text:p>
          </text:deletion>
        </text:changed-region>
        <text:changed-region xml:id="ct529832528" text:id="ct529832528">
          <text:insertion>
            <office:change-info>
              <dc:creator>Bob Jacobsen</dc:creator>
              <dc:date>2012-06-15T11:42:00</dc:date>
            </office:change-info>
          </text:insertion>
        </text:changed-region>
        <text:changed-region xml:id="ct528014672" text:id="ct528014672">
          <text:insertion>
            <office:change-info>
              <dc:creator>Bob Jacobsen</dc:creator>
              <dc:date>2012-06-15T11:43:00</dc:date>
            </office:change-info>
          </text:insertion>
        </text:changed-region>
        <text:changed-region xml:id="ct529832224" text:id="ct529832224">
          <text:deletion>
            <office:change-info>
              <dc:creator>Bob Jacobsen</dc:creator>
              <dc:date>2012-06-15T11:43:00</dc:date>
            </office:change-info>
            <text:p text:style-name="P1"/>
            <text:p text:style-name="P1"/>
            <text:p text:style-name="P1">(Include some XML for the basic information?)</text:p>
          </text:deletion>
        </text:changed-region>
        <text:changed-region xml:id="ct528014464" text:id="ct528014464">
          <text:deletion>
            <office:change-info>
              <dc:creator>Bob Jacobsen</dc:creator>
              <dc:date>2012-07-08T23:00:00</dc:date>
            </office:change-info>
            <text:p text:style-name="P1"/>
            <text:p text:style-name="P1">Should there be a size limit (overall or just for each part) to allow buffer size calculations to be done in advance?</text:p>
          </text:deletion>
        </text:changed-region>
        <text:changed-region xml:id="ct529834928" text:id="ct529834928">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P1">Consider a "network browser" that can show more specific information on the nodes, e.g. their type information, user-given names, etc. To do that, the browser could</text:p>
      <text:p text:style-name="P1"/>
      <text:list xml:id="list427046678" text:style-name="L1">
        <text:list-item>
          <text:p text:style-name="P16">Read the configuration description information (CDI)</text:p>
        </text:list-item>
      </text:list>
      <text:p text:style-name="P1"/>
      <text:list xml:id="list304190580" text:style-name="L2">
        <text:list-item>
          <text:p text:style-name="P17">Parse out the first section(s)</text:p>
        </text:list-item>
      </text:list>
      <text:p text:style-name="P1"/>
      <text:list xml:id="list1341019908" text:style-name="L3">
        <text:list-item>
          <text:p text:style-name="P18">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529810048"/><text:change-start text:change-id="ct529810192"/>several<text:change-end text:change-id="ct529810192"/> parts to this:</text:p>
      <text:p text:style-name="P1"/>
      <text:list xml:id="list501740199" text:style-name="L4">
        <text:list-item>
          <text:p text:style-name="P19">A standardize<text:change-start text:change-id="ct529554832"/>d<text:change-end text:change-id="ct529554832"/> set of basic information &amp; its location in configuration space<text:change-start text:change-id="ct529565152"/> (called Abbreviated Config<text:change-end text:change-id="ct529565152"/><text:change-start text:change-id="ct529554928"/>uration Description Information ASCI; the ACDI acronym is confusingly like CDI, and perhaps a better one is needed). This allows th<text:change-end text:change-id="ct529554928"/><text:change-start text:change-id="ct529564896"/>e information to be rapidly retrieved via the Memory Configuration Protocol<text:change-end text:change-id="ct529564896"/><text:change-start text:change-id="ct529555024"/> without first reading the entire CDI.<text:change-end text:change-id="ct529555024"/></text:p>
        </text:list-item>
        <text:list-item>
          <text:p text:style-name="P19">A simple CAN protocol for returning it<text:change text:change-id="ct529548160"/><text:change-start text:change-id="ct529564704"/>: Simple Node Information Protocol SNIP, documented elsewhere.<text:change-end text:change-id="ct529564704"/></text:p>
        </text:list-item>
      </text:list>
      <text:p text:style-name="P1"/>
      <text:p text:style-name="P1">Why the <text:change text:change-id="ct529555184"/><text:change-start text:change-id="ct529555280"/>dedicated simple<text:change-end text:change-id="ct529555280"/>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529876688"/><text:change-start text:change-id="ct529876816"/>, even from nodes that don't implement the full datagram-based Memory<text:change-end text:change-id="ct529876816"/><text:change-start text:change-id="ct529555376"/> Configuration Protocol.<text:change-end text:change-id="ct529555376"/><text:change-start text:change-id="ct529532896"/></text:p>
      <text:p text:style-name="P1"><text:soft-page-break/></text:p>
      <text:p text:style-name="P1">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work without ACDI<text:change-end text:change-id="ct529532896"/><text:change-start text:change-id="ct529532992"/>, with the content being stored at some undefined place in memory; SNIP is ideal for nodes that don't have a full implementation of Memory Configuration Protocol, at either end of the connection. <text:s/>But they work better together.<text:change-end text:change-id="ct529532992"/><text:change-start text:change-id="ct529531552"/></text:p>
      <text:p text:style-name="P1"/>
      <text:p text:style-name="P11">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529531552"/><text:change-start text:change-id="ct529531776"/>ace to handle those.<text:change-end text:change-id="ct529531776"/></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529532128"/><text:change-start text:change-id="ct529531984"/>Must appear in PIP.<text:change-end text:change-id="ct529531984"/><text:change-start text:change-id="ct529533696"/></text:p>
      <text:p text:style-name="Standard"/>
      <text:h text:style-name="Heading_20_1" text:outline-level="1">XML specification</text:h>
      <text:p text:style-name="Standard">The &lt;acdi fixed=”1” var=”1”&gt; element <text:span text:style-name="T6">in the CDI XML file indicates that the ACDI</text:span><text:change-end text:change-id="ct529533696"/><text:change-start text:change-id="ct529534032"/><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3">Use of the &lt;acdi&gt; element is recommended, but not required. It saves space and transfer time. It's also permissible for the CDI to indicate the equivalent content, which is:</text:p>
      <text:p text:style-name="P1"><text:change-end text:change-id="ct529534032"/><text:change-start text:change-id="ct529536384"/>&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int size='1'&gt;</text:p>
      <text:p text:style-name="P1"><text:s text:c="12"/>&lt;name&gt;Version&lt;/name&gt;</text:p>
      <text:p text:style-name="P1"><text:s text:c="8"/>&lt;/int&gt;</text:p>
      <text:p text:style-name="P1"><text:s text:c="8"/>&lt;string size='22'&gt;</text:p>
      <text:p text:style-name="P1"><text:s text:c="12"/>&lt;name&gt;Manufacturer Name&lt;/name&gt;</text:p>
      <text:p text:style-name="P1"><text:s text:c="8"/>&lt;/string&gt;</text:p>
      <text:p text:style-name="P1"><text:s text:c="8"/>&lt;string size='21'&gt;</text:p>
      <text:p text:style-name="P1"><text:soft-page-break/><text:s text:c="12"/>&lt;name&gt;Node Type&lt;/name&gt;</text:p>
      <text:p text:style-name="P1"><text:s text:c="8"/>&lt;/string&gt;</text:p>
      <text:p text:style-name="P1"><text:s text:c="8"/>&lt;string size='10'&gt;</text:p>
      <text:p text:style-name="P1"><text:s text:c="12"/>&lt;name&gt;Hardware Version&lt;/name&gt;</text:p>
      <text:p text:style-name="P1"><text:s text:c="8"/>&lt;/string&gt;</text:p>
      <text:p text:style-name="P1"><text:s text:c="8"/>&lt;string size='10'&gt;</text:p>
      <text:p text:style-name="P1"><text:s text:c="12"/>&lt;name&gt;Software Version&lt;/name&gt;</text:p>
      <text:p text:style-name="P1"><text:s text:c="8"/>&lt;/string&gt;</text:p>
      <text:p text:style-name="P1"><text:s text:c="5"/>&lt;/group&gt;</text:p>
      <text:p text:style-name="P1">&lt;/segment&gt;</text:p>
      <text:p text:style-name="P1"/>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int size='1'&gt;</text:p>
      <text:p text:style-name="P1"><text:s text:c="12"/>&lt;name&gt;Version&lt;/name&gt;</text:p>
      <text:p text:style-name="P1"><text:s text:c="8"/>&lt;/int&gt;</text:p>
      <text:p text:style-name="P1"><text:s text:c="8"/>&lt;string size='21'&gt;</text:p>
      <text:p text:style-name="P1"><text:s text:c="12"/>&lt;name&gt;Node Name&lt;/name&gt;</text:p>
      <text:p text:style-name="P1"><text:s text:c="8"/>&lt;/string&gt;</text:p>
      <text:p text:style-name="P1"><text:s text:c="8"/>&lt;string size='42'&gt;</text:p>
      <text:p text:style-name="P1"><text:s text:c="12"/>&lt;name&gt;Node Description&lt;/name&gt;</text:p>
      <text:p text:style-name="P1"><text:s text:c="8"/>&lt;/string&gt;</text:p>
      <text:p text:style-name="P1"><text:s text:c="4"/>&lt;/group&gt;</text:p>
      <text:p text:style-name="Standard"><text:span text:style-name="Example"><text:span text:style-name="T7">&lt;/segment&gt;</text:span></text:span></text:p>
      <text:p text:style-name="Standard"><text:span text:style-name="Example"><text:span text:style-name="T7"/></text:span></text:p>
      <text:p text:style-name="P13"><text:change-end text:change-id="ct529536384"/><text:change-start text:change-id="ct529535424"/>(the spaces are 0xFC and 0xFB respectively)<text:change-end text:change-id="ct529535424"/><text:change-start text:change-id="ct529535568"/></text:p>
      <text:p text:style-name="P13">The name elements are not required, but the segment and string elements must be arranged so that the memory arrangement is identical.<text:change-end text:change-id="ct529535568"/></text:p>
      <text:h text:style-name="Heading_20_1" text:outline-level="1">Stuff to be merged into the above</text:h>
      <text:p text:style-name="Text_20_body"><text:change text:change-id="ct529535984"/><text:change-start text:change-id="ct529847216"/>How it works<text:change-end text:change-id="ct529847216"/></text:p>
      <text:p text:style-name="P1"/>
      <text:p text:style-name="P1">1) A node denotes that it has this capability using a specific bit in the Protocol Identification Protocol (1 CAN exchange to check that)</text:p>
      <text:p text:style-name="P1"/>
      <text:p text:style-name="P1">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text:soft-page-break/></text:p>
      <text:p text:style-name="P1">Some fixed info:</text:p>
      <text:p text:style-name="P1"/>
      <text:p text:style-name="P1">*) A version number, so we can extend this later<text:change-start text:change-id="ct529536592"/>: Initially 1.<text:change-end text:change-id="ct529536592"/></text:p>
      <text:p text:style-name="P1">*) A manufacturer name </text:p>
      <text:p text:style-name="P1">*) A manufacturer-issued node type name</text:p>
      <text:p text:style-name="P1"><text:change-start text:change-id="ct529536960"/>*) Hardware version</text:p>
      <text:p text:style-name="P1">*) Software version</text:p>
      <text:p text:style-name="P1"><text:change-end text:change-id="ct529536960"/><text:change text:change-id="ct529537056"/></text:p>
      <text:p text:style-name="P1">Some variable info, which the user can change:</text:p>
      <text:p text:style-name="P1"/>
      <text:p text:style-name="P1"><text:change-start text:change-id="ct529537216"/>*) A version number, so we can extend this later: Initially 1.</text:p>
      <text:p text:style-name="P1"><text:change-end text:change-id="ct529537216"/>*) Name</text:p>
      <text:p text:style-name="P1">*) <text:change text:change-id="ct529537360"/><text:change-start text:change-id="ct529537504"/>Description</text:p>
      <text:p text:style-name="P1"/>
      <text:p text:style-name="P1"><text:change-end text:change-id="ct529537504"/><text:change text:change-id="ct529537600"/>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text:change text:change-id="ct529537696"/><text:change-start text:change-id="ct529537792"/>We want to <text:change-end text:change-id="ct529537792"/>keep this somewhat compact, with the most useful (in the sense of "people will want to see this quickly") info at the front. Reading a full datagram (64 bytes <text:change-start text:change-id="ct529843040"/>memory-read <text:change-end text:change-id="ct529843040"/>payload<text:change text:change-id="ct529537888"/>)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text:change-start text:change-id="ct529839504"/></text:p>
      <text:p text:style-name="P1">Reading an icon (e.g. image of the board) takes longer, and is therefore less vital. <text:s/>That's also not defined in this version of the document. <text:s/>Lives in a 3<text:span text:style-name="T8">rd</text:span> address space (0xFA), which doesn't get any special consideration in the Memory Configuration Protocol.</text:p>
      <text:p text:style-name="P1"><text:change-end text:change-id="ct529839504"/></text:p>
      <text:p text:style-name="P1"><text:change text:change-id="ct529538032"/><text:change-start text:change-id="ct529538176"/>Content<text:change-end text:change-id="ct529538176"/></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
      <text:p text:style-name="P1">The use of zero-terminated strings<text:change text:change-id="ct529538512"/><text:change-start text:change-id="ct529538608"/> within fixed size slots.<text:change-end text:change-id="ct529538608"/></text:p>
      <text:p text:style-name="P1"/>
      <text:p text:style-name="P1"/>
      <text:p text:style-name="P1"><text:change text:change-id="ct529538704"/><text:change-start text:change-id="ct529538800"/>User c<text:change-end text:change-id="ct529538800"/>omment provides a longer field, not computer parsed; node name is a short thing for e.g. headings, etc<text:change text:change-id="ct529830480"/><text:change text:change-id="ct529839904"/><text:change-start text:change-id="ct529538896"/>.<text:change-end text:change-id="ct529538896"/></text:p>
      <text:p text:style-name="P1"/>
      <text:p text:style-name="P1"><text:soft-page-break/>Two spaces provided for simplicity in implementation, as we imagine that some will be from a permanent memory and some will be user configurable.</text:p>
      <text:p text:style-name="P1"><text:change-start text:change-id="ct529539040"/></text:p>
      <text:p text:style-name="P1">Memory-access has some special support <text:change-end text:change-id="ct529539040"/><text:change-start text:change-id="ct529539424"/>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529539424"/><text:change-start text:change-id="ct529539136"/>'re not.</text:p>
      <text:p text:style-name="P1"/>
      <text:p text:style-name="P1">Chosen to fix in a single 64-byte read operation from each of the spaces.</text:p>
      <text:p text:style-name="P1"><text:change-end text:change-id="ct529539136"/></text:p>
      <text:p text:style-name="P1">Strings just concatenate with null termination. A missing value is then just a null byte. </text:p>
      <text:p text:style-name="P1"><text:change text:change-id="ct529830688"/></text:p>
      <text:p text:style-name="P1">Protocol ID protocol specifies whether this is present, so no more confirmation information is needed.</text:p>
      <text:p text:style-name="P1"/>
      <text:p text:style-name="P1">Later versions with higher A<text:change text:change-id="ct529539600"/>CDI version numbers could contain more fields, result in more than one datagram in reply, etc. But for expansion purposes, they should be proper supersets of this.</text:p>
      <text:p text:style-name="P1"><text:change-start text:change-id="ct529539696"/></text:p>
      <text:p text:style-name="P1"><text:change-end text:change-id="ct529539696"/><text:change-start text:change-id="ct528016544"/></text:p>
      <text:p text:style-name="P1"/>
      <text:p text:style-name="P1">All these work together, and have to be consistently done:</text:p>
      <text:list xml:id="list1547748179" text:style-name="L5">
        <text:list-item>
          <text:p text:style-name="P20">ACDI is marked as present in PIP (requires memory-access, CDI be set too)</text:p>
        </text:list-item>
        <text:list-item>
          <text:p text:style-name="P20">Memory config has the two spaces available</text:p>
        </text:list-item>
        <text:list-item>
          <text:p text:style-name="P20">CDI carries the &lt;acdi&gt; element</text:p>
        </text:list-item>
      </text:list>
      <text:p text:style-name="P1"><text:change-end text:change-id="ct528016544"/></text:p>
      <text:p text:style-name="P1"/>
      <text:h text:style-name="Heading_20_2" text:outline-level="2"><text:change text:change-id="ct528071376"/><text:change-start text:change-id="ct529831616"/>Notes<text:change-end text:change-id="ct529831616"/><text:change text:change-id="ct528015920"/></text:h>
      <text:p text:style-name="P1"/>
      <text:p text:style-name="P1"><text:change text:change-id="ct528014288"/><text:change-start text:change-id="ct529832528"/>The definition <text:change-end text:change-id="ct529832528"/><text:change-start text:change-id="ct528014672"/>of the manufacturer-provided information <text:change-end text:change-id="ct528014672"/>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529832224"/></text:p>
      <text:p text:style-name="P1"/>
      <text:p text:style-name="P1">Basic information does <text:span text:style-name="T4">not</text:span> need to be present if this protocol is not marked; store anything you like.</text:p>
      <text:p text:style-name="P1"><text:change text:change-id="ct528014464"/><text:change-start text:change-id="ct529834928"/></text:p>
      <text:p text:style-name="P10"/>
      <text:p text:style-name="P10"/>
      <text:p text:style-name="P10"><text:change-end text:change-id="ct52983492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2</text:p>
          <text:p text:style-name="P15"><text:soft-page-break/><text:s/>2.1 Introduction<text:tab/>2</text:p>
          <text:p text:style-name="P15"><text:s/>2.2 Intended Use<text:tab/>2</text:p>
          <text:p text:style-name="P15"><text:s/>2.3 Reference and Context<text:tab/>2</text:p>
          <text:p text:style-name="P14"><text:s/>3 XML specification<text:tab/>2</text:p>
          <text:p text:style-name="P14"><text:s/>4 Stuff to be merged into the above<text:tab/>3</text:p>
          <text:p text:style-name="P15"><text:s/>4.1 Notes<text:tab/>5</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298755568" text:id="ct298755568">
            <text:deletion>
              <office:change-info>
                <dc:creator>Bob Jacobsen</dc:creator>
                <dc:date>2012-06-15T11:34:00</dc:date>
              </office:change-info>
              <text:p text:style-name="MP1">ACD</text:p>
            </text:deletion>
          </text:changed-region>
          <text:changed-region xml:id="ct298755472" text:id="ct298755472">
            <text:deletion>
              <office:change-info>
                <dc:creator>Bob Jacobsen</dc:creator>
                <dc:date>2012-06-15T11:33:00</dc:date>
              </office:change-info>
              <text:p text:style-name="MP1">I/SNI </text:p>
            </text:deletion>
          </text:changed-region>
          <text:changed-region xml:id="ct298755664" text:id="ct298755664">
            <text:insertion>
              <office:change-info>
                <dc:creator>Bob Jacobsen</dc:creator>
                <dc:date>2012-06-15T11:34:00</dc:date>
              </office:change-info>
            </text:insertion>
          </text:changed-region>
          <text:changed-region xml:id="ct298081552" text:id="ct298081552">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298755568"/><text:change text:change-id="ct298755472"/><text:change-start text:change-id="ct298755664"/>Abbreviated Configuration Description Information<text:change-end text:change-id="ct298755664"/><text:change-start text:change-id="ct298081552"/> <text:change-end text:change-id="ct298081552"/>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2-07-12T23:34:01">Jul 12, 2012</text:date></text:span></text:span></text:p>
      </style:footer>
    </style:master-page>
    <style:master-page style:name="First_20_Page" style:display-name="First Page" style:page-layout-name="Mpm2" style:next-style-name="Standard">
      <style:header>
        <text:tracked-changes>
          <text:changed-region xml:id="ct298759024" text:id="ct298759024">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2987590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12T23:34:01">Jul 1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75" text:date-value="2012-07-12T23:34:01">Jul 12,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104</meta:editing-cycles>
    <meta:editing-duration>PT15H50M55S</meta:editing-duration>
    <meta:generator>OpenOffice.org/3.3$Unix OpenOffice.org_project/330m20$Build-9567</meta:generator>
    <dc:date>2012-07-12T23:34:01</dc:date>
    <dc:creator>Bob Jacobsen</dc:creator>
    <meta:document-statistic meta:table-count="1" meta:image-count="1" meta:object-count="0" meta:page-count="6" meta:paragraph-count="144" meta:word-count="1737" meta:character-count="10897"/>
    <meta:user-defined meta:name="Info 1"/>
    <meta:user-defined meta:name="Info 2"/>
    <meta:user-defined meta:name="Info 3"/>
    <meta:user-defined meta:name="Info 4"/>
  </office:meta>
</office:document-meta>
</file>